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PECO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0">
            <text:p>30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10]+[.F11]+[.H10]" office:value-type="percentage" office:value="0.07">
            <text:p>7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38.9720035588006">
            <text:p>$38,97</text:p>
          </table:table-cell>
          <table:table-cell table:style-name="ce12" table:formula="of:=[.G2]/1.07" office:value-type="currency" office:currency="EUR" office:value="36.422433232524">
            <text:p>36,42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1.87">
            <text:p>1,87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85">
            <text:p>8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28.5204348198466">
            <text:p>$28,52</text:p>
          </table:table-cell>
          <table:table-cell table:style-name="ce13" table:formula="of:=[.G3]/1.07" office:value-type="currency" office:currency="EUR" office:value="26.6546119811651">
            <text:p>26,65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27.3826532870098">
            <text:p>27,38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293">
            <text:p>0,293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1">
            <text:p>10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21.9638870671621">
            <text:p>$21,96</text:p>
          </table:table-cell>
          <table:table-cell table:style-name="ce14" table:formula="of:=[.G4]/1.07" office:value-type="currency" office:currency="EUR" office:value="20.52699725903">
            <text:p>20,53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1.09">
            <text:p>$1,09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5">
            <text:p>5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6.38225255972696">
            <text:p>6,38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3,72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PECO">
            <text:p>PECO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table:formula="of:=[Schnell.B2]" office:value-type="currency" office:currency="EUR" office:value="30">
            <text:p>30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10]+[.F11]+[.H10]" office:value-type="percentage" office:value="0.085">
            <text:p>8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35.0368099663036">
            <text:p>$35,04</text:p>
          </table:table-cell>
          <table:table-cell table:style-name="ce12" table:formula="of:=[.G2]/1.07" office:value-type="currency" office:currency="EUR" office:value="32.7446822114987">
            <text:p>32,74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table:formula="of:=[Schnell.B3]" office:value-type="float" office:value="1.87">
            <text:p>1,87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1">
            <text:p>10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29.086068951922">
            <text:p>$29,09</text:p>
          </table:table-cell>
          <table:table-cell table:style-name="ce13" table:formula="of:=[.G3]/1.07" office:value-type="currency" office:currency="EUR" office:value="27.1832420111421">
            <text:p>27,18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27.4983614400484">
            <text:p>27,50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0.293">
            <text:p>0,293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15">
            <text:p>11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24.8212168821892">
            <text:p>$24,82</text:p>
          </table:table-cell>
          <table:table-cell table:style-name="ce14" table:formula="of:=[.G4]/1.07" office:value-type="currency" office:currency="EUR" office:value="23.197398955317">
            <text:p>23,20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2.22">
            <text:p>$2,22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FFO Wachstum</text:p>
          </table:table-cell>
          <table:table-cell table:style-name="ce3" office:value-type="percentage" office:value="0.02">
            <text:p>2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formula="of:=[Schnell.B7]" office:value-type="string" office:string-value="Baa3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6.38225255972696">
            <text:p>6,38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3,72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8">08.01.2023</text:date>, <text:time>15:2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1-08T15:25:11.61</dc:date>
    <dc:creator>aaa </dc:creator>
    <meta:editing-duration>P3DT1H41M44S</meta:editing-duration>
    <meta:editing-cycles>47</meta:editing-cycles>
    <meta:generator>OpenOffice/4.1.5$Win32 OpenOffice.org_project/415m1$Build-9789</meta:generator>
    <meta:document-statistic meta:table-count="2" meta:cell-count="180" meta:object-count="0"/>
  </office:meta>
</office:document-meta>
</file>